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9000000B149475F29D5CDFCC8.png" manifest:media-type="image/png"/>
  <manifest:file-entry manifest:full-path="Pictures/10000000000002F10000018FD7997E2BA5CD5DA3.png" manifest:media-type="image/png"/>
  <manifest:file-entry manifest:full-path="Pictures/10000000000003110000022BAE3F920C01D91B25.png" manifest:media-type="image/png"/>
  <manifest:file-entry manifest:full-path="Pictures/10000000000003110000016DEB7C0F2946FE9097.png" manifest:media-type="image/png"/>
  <manifest:file-entry manifest:full-path="Pictures/10000000000002F50000021D260EEF4C07400C3B.png" manifest:media-type="image/png"/>
  <manifest:file-entry manifest:full-path="Pictures/10000000000002E30000013BAD81404D4F47397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9.923cm" svg:height="10.557cm" draw:z-index="0"><draw:image xlink:href="Pictures/10000000000002F10000018FD7997E2BA5CD5DA3.png" xlink:type="simple" xlink:show="embed" xlink:actuate="onLoad" loext:mime-type="image/png"/></draw:frame><draw:frame draw:style-name="fr2" draw:name="Изображение2" text:anchor-type="paragraph" svg:x="0cm" svg:y="11.001cm" svg:width="19.965cm" svg:height="9.282cm" draw:z-index="1"><draw:image xlink:href="Pictures/10000000000003110000016DEB7C0F2946FE9097.png" xlink:type="simple" xlink:show="embed" xlink:actuate="onLoad" loext:mime-type="image/png"/></draw:frame><draw:frame draw:style-name="fr2" draw:name="Изображение3" text:anchor-type="paragraph" svg:x="3.725cm" svg:y="21.003cm" svg:width="12.515cm" svg:height="4.683cm" draw:z-index="2"><draw:image xlink:href="Pictures/10000000000001D9000000B149475F29D5CDFCC8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/text:p>
      <text:p text:style-name="Standard"><draw:frame draw:style-name="fr3" draw:name="Изображение4" text:anchor-type="paragraph" svg:width="19.965cm" svg:height="14.268cm" draw:z-index="3"><draw:image xlink:href="Pictures/10000000000002F50000021D260EEF4C07400C3B.png" xlink:type="simple" xlink:show="embed" xlink:actuate="onLoad" loext:mime-type="image/png"/></draw:frame><draw:frame draw:style-name="fr4" draw:name="Изображение5" text:anchor-type="paragraph" svg:width="19.965cm" svg:height="14.115cm" draw:z-index="4"><draw:image xlink:href="Pictures/10000000000003110000022BAE3F920C01D91B25.png" xlink:type="simple" xlink:show="embed" xlink:actuate="onLoad" loext:mime-type="image/x-vclgraphic"/></draw:frame><draw:frame draw:style-name="fr2" draw:name="Изображение6" text:anchor-type="paragraph" svg:x="0.206cm" svg:y="15.002cm" svg:width="19.553cm" svg:height="8.334cm" draw:z-index="5"><draw:image xlink:href="Pictures/10000000000002E30000013BAD81404D4F47397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29cm" fo:margin-right="0.5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32:52.933000000</meta:creation-date>
    <dc:title>по5</dc:title>
    <meta:editing-duration>PT3H43S</meta:editing-duration>
    <meta:editing-cycles>4</meta:editing-cycles>
    <meta:generator>LibreOffice/5.4.3.2$Windows_X86_64 LibreOffice_project/92a7159f7e4af62137622921e809f8546db437e5</meta:generator>
    <meta:print-date>2018-09-01T10:50:41.904000000</meta:print-date>
    <dc:date>2018-09-03T21:38:11.110000000</dc:date>
    <meta:document-statistic meta:table-count="0" meta:image-count="6" meta:object-count="0" meta:page-count="2" meta:paragraph-count="1" meta:word-count="0" meta:character-count="17" meta:non-whitespace-character-count="0"/>
    <meta:template xlink:type="simple" xlink:actuate="onRequest" xlink:title="по5" xlink:href="file:///C:/Users/Алексей/AppData/Roaming/LibreOffice/4/user/template/по5.ott" meta:date="2018-09-01T10:32:51.014000000"/>
  </office:meta>
</office:document-meta>
</file>